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12000002EE9E711D164F747CB0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askerville Old Face" svg:font-family="'Baskerville Old Face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Párrafo_20_de_20_lista">
      <style:paragraph-properties fo:margin-top="0cm" fo:margin-bottom="0cm" loext:contextual-spacing="false"/>
      <style:text-properties fo:color="#ffc000" style:font-name="Baskerville Old Face" fo:font-size="12pt" style:font-size-asian="12pt" style:language-asian="es" style:country-asian="ES"/>
    </style:style>
    <style:style style:name="P2" style:family="paragraph" style:parent-style-name="Normal">
      <style:paragraph-properties fo:margin-top="0cm" fo:margin-bottom="0cm" loext:contextual-spacing="false"/>
      <style:text-properties fo:color="#ffc000" style:font-name="Baskerville Old Face" fo:font-size="12pt" style:font-size-asian="12pt" style:language-asian="es" style:country-asian="ES"/>
    </style:style>
    <style:style style:name="P3" style:family="paragraph" style:parent-style-name="Normal">
      <style:paragraph-properties fo:margin-top="0cm" fo:margin-bottom="0cm" loext:contextual-spacing="false"/>
      <style:text-properties fo:color="#ffc000" style:font-name="Baskerville Old Face" fo:font-size="12pt" officeooo:paragraph-rsid="000336e9" style:font-size-asian="12pt" style:language-asian="es" style:country-asian="ES"/>
    </style:style>
    <style:style style:name="P4" style:family="paragraph" style:parent-style-name="Normal">
      <style:paragraph-properties fo:margin-top="0cm" fo:margin-bottom="0cm" loext:contextual-spacing="false"/>
      <style:text-properties fo:color="#ffc000" style:font-name="Baskerville Old Face" fo:font-size="12pt" officeooo:paragraph-rsid="00050bc8" style:font-size-asian="12pt" style:language-asian="es" style:country-asian="ES"/>
    </style:style>
    <style:style style:name="P5" style:family="paragraph" style:parent-style-name="Normal">
      <style:paragraph-properties fo:margin-top="0cm" fo:margin-bottom="0cm" loext:contextual-spacing="false"/>
      <style:text-properties fo:color="#ffc000" style:font-name="Baskerville Old Face" fo:font-size="12pt" officeooo:paragraph-rsid="00054972" style:font-size-asian="12pt" style:language-asian="es" style:country-asian="ES"/>
    </style:style>
    <style:style style:name="P6" style:family="paragraph" style:parent-style-name="Párrafo_20_de_20_lista" style:master-page-name="MP0">
      <style:paragraph-properties fo:margin-left="0cm" fo:margin-right="0cm" fo:margin-top="0cm" fo:margin-bottom="0cm" loext:contextual-spacing="false" fo:text-indent="0cm" style:auto-text-indent="false" style:page-number="auto" fo:break-before="page">
        <style:tab-stops/>
      </style:paragraph-properties>
      <style:text-properties fo:color="#ffc000" style:font-name="Baskerville Old Face" fo:font-size="12pt" style:font-size-asian="12pt" style:language-asian="es" style:country-asian="ES"/>
    </style:style>
    <style:style style:name="T1" style:family="text">
      <style:text-properties fo:color="#808080" style:font-name="Baskerville Old Face" fo:font-size="12pt" style:font-size-asian="12pt" style:language-asian="es" style:country-asian="ES"/>
    </style:style>
    <style:style style:name="T2" style:family="text">
      <style:text-properties fo:color="#ffc000" style:font-name="Baskerville Old Face" fo:font-size="12pt" style:font-size-asian="12pt" style:language-asian="es" style:country-asian="ES"/>
    </style:style>
    <style:style style:name="T3" style:family="text">
      <style:text-properties officeooo:rsid="0001e25a"/>
    </style:style>
    <style:style style:name="T4" style:family="text">
      <style:text-properties officeooo:rsid="000336e9"/>
    </style:style>
    <style:style style:name="T5" style:family="text">
      <style:text-properties officeooo:rsid="00050bc8"/>
    </style:style>
    <style:style style:name="T6" style:family="text">
      <style:text-properties officeooo:rsid="00054972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1. </text:p>
      <text:p text:style-name="P1"/>
      <text:p text:style-name="P2">2. </text:p>
      <text:p text:style-name="P2">3. </text:p>
      <text:p text:style-name="P4">4.<text:span text:style-name="T5"> descanso para escribirte esta carta.</text:span> </text:p>
      <text:p text:style-name="P2"/>
      <text:p text:style-name="P2">5. </text:p>
      <text:p text:style-name="P2">6. </text:p>
      <text:p text:style-name="P2">7.</text:p>
      <text:p text:style-name="P2"/>
      <text:p text:style-name="P2">8. </text:p>
      <text:p text:style-name="P2">9. <text:span text:style-name="T3">Puedo creer que estes a punto de obtener tu título de ciclo superior <text:s/>(o al menos eso)</text:span></text:p>
      <text:p text:style-name="P2">10.</text:p>
      <text:p text:style-name="P2"/>
      <text:p text:style-name="P2">11. </text:p>
      <text:p text:style-name="P2">12. </text:p>
      <text:p text:style-name="P2">13. </text:p>
      <text:p text:style-name="P2">14. </text:p>
      <text:p text:style-name="P2"/>
      <text:p text:style-name="P3">15. <text:span text:style-name="T4"><text:s/>Me encanta tu nombre de usuario en github, en simple y me es fácil de recordar</text:span></text:p>
      <text:p text:style-name="P2">16. </text:p>
      <text:p text:style-name="P2">17. </text:p>
      <text:p text:style-name="P2"/>
      <text:p text:style-name="P5">18.<text:span text:style-name="T6"> Bueno, chico, debo ayudar a los elfos en la fábrica y asegurarme de que todos los</text:span> </text:p>
      <text:p text:style-name="P2"><text:soft-page-break/>19. </text:p>
      <text:p text:style-name="P2">20. </text:p>
      <text:p text:style-name="P2"/>
      <text:p text:style-name="Normal"><text:span text:style-name="Fuente_20_de_20_párrafo_20_predeter."><text:span text:style-name="T2">21. 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askerville Old Face" svg:font-family="'Baskerville Old Face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Normal" style:class="text">
      <style:paragraph-properties fo:margin-top="0cm" fo:margin-bottom="0cm" loext:contextual-spacing="false"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Footer" style:family="paragraph" style:parent-style-name="Normal" style:class="extra">
      <style:paragraph-properties fo:margin-top="0cm" fo:margin-bottom="0cm" loext:contextual-spacing="false"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Párrafo_20_de_20_lista" style:display-name="Párrafo de list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uente_20_de_20_párrafo_20_predeter." style:display-name="Fuente de párrafo predeter." style:family="text"/>
    <style:style style:name="Encabezado_20_Car" style:display-name="Encabezado Car" style:family="text" style:parent-style-name="Fuente_20_de_20_párrafo_20_predeter."/>
    <style:style style:name="Pie_20_de_20_página_20_Car" style:display-name="Pie de página Car" style:family="text" style:parent-style-name="Fuente_20_de_20_párrafo_20_predeter.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T1" style:family="text">
      <style:text-properties fo:color="#808080" style:font-name="Baskerville Old Face" fo:font-size="12pt" style:font-size-asian="12pt" style:language-asian="es" style:country-asian="ES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3cm" fo:margin-right="3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6.253cm" fo:margin-left="0cm" fo:margin-right="0cm" fo:margin-bottom="0cm" style:dynamic-spacing="true"/>
      </style:header-style>
      <style:footer-style>
        <style:header-footer-properties fo:min-height="6.25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ing"><draw:frame draw:style-name="Mfr1" draw:name="Imagen 28" text:anchor-type="paragraph" svg:x="-2.679cm" svg:y="-0.191cm" svg:width="20.241cm" style:rel-width="scale" svg:height="28.642cm" style:rel-height="scale" draw:z-index="1"><draw:image xlink:href="Pictures/1000000000000212000002EE9E711D164F747CB0.jpg" xlink:type="simple" xlink:show="embed" xlink:actuate="onLoad"/></draw:frame><text:span text:style-name="Fuente_20_de_20_párrafo_20_predeter."><text:span text:style-name="MT1"/></text:span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/>
    <dc:description/>
    <dc:subject/>
    <meta:initial-creator>David</meta:initial-creator>
    <meta:creation-date>2017-11-19T18:42:00Z</meta:creation-date>
    <dc:date>2017-11-20T09:22:08.146424166</dc:date>
    <meta:editing-cycles>13</meta:editing-cycles>
    <meta:editing-duration>PT17M58S</meta:editing-duration>
    <meta:document-statistic meta:table-count="0" meta:image-count="1" meta:object-count="0" meta:page-count="2" meta:paragraph-count="21" meta:word-count="75" meta:character-count="357" meta:non-whitespace-character-count="284"/>
    <meta:template xlink:type="simple" xlink:actuate="onRequest" xlink:title="" xlink:href="Normal.dotm"/>
  </office:meta>
</office:document-meta>
</file>